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CA7800DF.png"/>
  <manifest:file-entry manifest:media-type="image/png" manifest:full-path="Pictures/10000000000000F000000067018CFAE8.png"/>
  <manifest:file-entry manifest:media-type="image/png" manifest:full-path="Pictures/100002010000010000000100920D6AA3.png"/>
  <manifest:file-entry manifest:media-type="image/png" manifest:full-path="Pictures/10000000000000E1000000E177DD726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6.81cm"/>
    </style:style>
    <style:style style:name="gr2" style:family="graphic" style:parent-style-name="standard">
      <style:graphic-properties draw:fill="gradient" draw:fill-gradient-name="Ellipsoid_20_blue_20_grey_2f_light_20_blu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1.5cm" svg:height="1cm" svg:x="9cm" svg:y="0.5cm">
          <draw:text-box>
            <text:p text:style-name="P1">Présentations électroniques : Logiciels</text:p>
          </draw:text-box>
        </draw:frame>
        <draw:g draw:id="id1">
          <draw:custom-shape draw:style-name="gr2" draw:text-style-name="P1" draw:layer="layout" svg:width="37.5cm" svg:height="4cm" svg:x="-3.5cm" svg:y="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5cm" svg:height="2cm" svg:x="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5cm" svg:height="2cm" svg:x="19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2.263cm" svg:height="0.962cm" svg:x="6.237cm" svg:y="3.538cm">
            <draw:text-box>
              <text:p>ouvert</text:p>
            </draw:text-box>
          </draw:frame>
          <draw:frame draw:style-name="gr4" draw:layer="layout" svg:width="3.702cm" svg:height="0.962cm" svg:x="19.798cm" svg:y="3.538cm">
            <draw:text-box>
              <text:p>propriétaire</text:p>
            </draw:text-box>
          </draw:frame>
        </draw:g>
        <draw:g draw:id="id4">
          <draw:path draw:style-name="gr5" draw:text-style-name="P1" draw:layer="layout" svg:width="7.801cm" svg:height="1.49cm" draw:transform="rotate (-2.31273579181725) translate (22.121229772003cm 6.5694517037519cm)" svg:viewBox="0 0 7802 1491" svg:d="m0-40649c0 0 1852-1409 2856-584 2733 2244 3502 860 4946 215">
            <text:p/>
          </draw:path>
          <draw:custom-shape draw:style-name="gr6" draw:text-style-name="P1" draw:layer="layout" svg:width="3.5cm" svg:height="3.5cm" svg:x="14.5cm" svg:y="12cm">
            <text:p text:style-name="P1"/>
            <text:p text:style-name="P1"/>
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$0 top" draw:handle-range-x-minimum="0" draw:handle-range-x-maximum="5400"/>
            </draw:enhanced-geometry>
          </draw:custom-shape>
          <draw:frame draw:style-name="gr4" draw:layer="layout" svg:width="2.932cm" svg:height="1.673cm" svg:x="14.768cm" svg:y="12.9cm">
            <draw:text-box>
              <text:p><text:s text:c="2"/>Apple</text:p>
              <text:p>KeyNote</text:p>
            </draw:text-box>
          </draw:frame>
          <draw:frame draw:style-name="gr7" draw:text-style-name="P1" draw:layer="layout" svg:width="3.952cm" svg:height="3.452cm" svg:x="14.5cm" svg:y="16.5cm">
            <draw:image xlink:href="Pictures/10000000000000E1000000E177DD7266.png" xlink:type="simple" xlink:show="embed" xlink:actuate="onLoad">
              <text:p/>
            </draw:image>
          </draw:frame>
        </draw:g>
        <draw:g draw:id="id5">
          <draw:path draw:style-name="gr5" draw:text-style-name="P1" draw:layer="layout" svg:width="6.931cm" svg:height="1.662cm" draw:transform="rotate (-1.10706234453979) translate (22.7598351057282cm 5.36994642118673cm)" svg:viewBox="0 0 6932 1663" svg:d="m0-34500c0 0 671 895 3131-670s2906-224 3801 224">
            <text:p/>
          </draw:path>
          <draw:custom-shape draw:style-name="gr8" draw:text-style-name="P1" draw:layer="layout" svg:width="5cm" svg:height="3.5cm" svg:x="22.5cm" svg:y="12cm">
            <text:p/>
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$0 top" draw:handle-range-x-minimum="0" draw:handle-range-x-maximum="5400"/>
            </draw:enhanced-geometry>
          </draw:custom-shape>
          <draw:frame draw:style-name="gr4" draw:layer="layout" svg:width="3.741cm" svg:height="1.673cm" svg:x="23.159cm" svg:y="12.827cm">
            <draw:text-box>
              <text:p><text:s text:c="2"/>Microsoft</text:p>
              <text:p>PowerPoint</text:p>
            </draw:text-box>
          </draw:frame>
          <draw:frame draw:style-name="gr7" draw:text-style-name="P1" draw:layer="layout" svg:width="3.293cm" svg:height="3cm" svg:x="23.5cm" svg:y="16.9cm">
            <draw:image xlink:href="Pictures/100000000000010000000100CA7800DF.png" xlink:type="simple" xlink:show="embed" xlink:actuate="onLoad">
              <text:p/>
            </draw:image>
          </draw:frame>
        </draw:g>
        <draw:g draw:id="id3">
          <draw:path draw:style-name="gr5" draw:text-style-name="P1" draw:layer="layout" svg:width="6.782cm" svg:height="1.114cm" draw:transform="rotate (-1.34407805696058) translate (8.09945444026216cm 5.86171523431196cm)" svg:viewBox="0 0 6783 1115" svg:d="m0-12534c0 0 2188 987 3036 187 1310-1237 3747-675 3747-675">
            <text:p/>
          </draw:path>
          <draw:custom-shape draw:style-name="gr9" draw:text-style-name="P1" draw:layer="layout" svg:width="4cm" svg:height="3cm" svg:x="7.5cm" svg:y="12.5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frame draw:style-name="gr4" draw:layer="layout" svg:width="3.182cm" svg:height="1.673cm" svg:x="7.818cm" svg:y="13cm">
            <draw:text-box>
              <text:p><text:s text:c="3"/>Latex</text:p>
              <text:p>BEAMER</text:p>
            </draw:text-box>
          </draw:frame>
          <draw:frame draw:style-name="gr7" draw:text-style-name="P1" draw:layer="layout" svg:width="4.849cm" svg:height="1.724cm" svg:x="7.151cm" svg:y="17.276cm">
            <draw:image xlink:href="Pictures/10000000000000F000000067018CFAE8.png" xlink:type="simple" xlink:show="embed" xlink:actuate="onLoad">
              <text:p/>
            </draw:image>
          </draw:frame>
        </draw:g>
        <draw:g draw:id="id2">
          <draw:path draw:style-name="gr5" draw:text-style-name="P1" draw:layer="layout" svg:width="9.078cm" svg:height="1.435cm" draw:transform="rotate (-1.8044959136366) translate (7.5cm 6cm)" svg:viewBox="0 0 9079 1436" svg:d="m0-17371c463 1945 8616-509 9079 1436">
            <text:p/>
          </draw:path>
          <draw:custom-shape draw:style-name="gr9" draw:text-style-name="P1" draw:layer="layout" svg:width="4cm" svg:height="3cm" svg:x="0.2cm" svg:y="1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frame draw:style-name="gr4" draw:text-style-name="P2" draw:layer="layout" svg:width="3.343cm" svg:height="1.505cm" svg:x="0.5cm" svg:y="13.7cm">
            <draw:text-box>
              <text:p text:style-name="P2">OpenOffice</text:p>
              <text:p text:style-name="P2"><text:s text:c="3"/>Impress</text:p>
            </draw:text-box>
          </draw:frame>
          <draw:frame draw:style-name="gr7" draw:text-style-name="P1" draw:layer="layout" svg:width="2.666cm" svg:height="2.666cm" svg:x="1cm" svg:y="16.834cm">
            <draw:image xlink:href="Pictures/100002010000010000000100920D6AA3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ilver </meta:initial-creator>
    <meta:creation-date>2011-11-18T16:45:52</meta:creation-date>
    <meta:editing-duration>PT00H36M12S</meta:editing-duration>
    <meta:editing-cycles>2</meta:editing-cycles>
    <meta:generator>OpenOffice.org/3.2$Linux OpenOffice.org_project/320m12$Build-9483</meta:generator>
    <dc:date>2011-11-18T17:22:02</dc:date>
    <dc:creator>Silver </dc:creator>
    <meta:document-statistic meta:object-count="50"/>
  </office:meta>
</office:document-meta>
</file>